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abbb4"/>
    </style:style>
    <style:style style:name="P2" style:family="paragraph" style:parent-style-name="Standard">
      <style:text-properties officeooo:rsid="001abbb4" officeooo:paragraph-rsid="001abbb4"/>
    </style:style>
    <style:style style:name="P3" style:family="paragraph" style:parent-style-name="Standard">
      <style:text-properties officeooo:rsid="001abbb4" officeooo:paragraph-rsid="001ac86d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Standard">
      <style:text-properties fo:font-weight="bold" officeooo:rsid="001abbb4" officeooo:paragraph-rsid="001abbb4" style:font-weight-asian="bold" style:font-weight-complex="bold"/>
    </style:style>
    <style:style style:name="P6" style:family="paragraph" style:parent-style-name="Standard">
      <style:text-properties officeooo:rsid="001ac86d" officeooo:paragraph-rsid="001ac86d"/>
    </style:style>
    <style:style style:name="P7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officeooo:rsid="001abbb4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ac86d"/>
    </style:style>
    <style:style style:name="T4" style:family="text">
      <style:text-properties officeooo:rsid="001b86e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1">1.</text:span>Relacionar los ejemplos de idea de negocio con los distintos métodos para generar ideas de</text:p>
      <text:p text:style-name="P4">negocio:</text:p>
      <text:p text:style-name="Standard"/>
      <text:p text:style-name="Standard"><text:tab/><text:span text:style-name="T2">oPercibir una necesidad insatisfecha en el mercado</text:span></text:p>
      <text:p text:style-name="P6">uber, primark,zara, chupa chups</text:p>
      <text:p text:style-name="Standard"/>
      <text:p text:style-name="Standard"><text:tab/><text:span text:style-name="T2">oRepitiendo experiencias ajenas</text:span></text:p>
      <text:p text:style-name="P1"><text:tab/></text:p>
      <text:p text:style-name="P3">Mcdonals, <text:span text:style-name="T3">starbuck</text:span></text:p>
      <text:p text:style-name="P1"><text:tab/><text:span text:style-name="T2">oOfrecer un producto de forma distinta</text:span></text:p>
      <text:p text:style-name="P6">Wallapop,, post-it,<text:span text:style-name="T4">ikea</text:span></text:p>
      <text:p text:style-name="P1"/>
      <text:p text:style-name="P5">2.¿Conoces alguna idea de negocio curiosa que haya tenido éxito? Coméntala en clase.</text:p>
      <text:p text:style-name="P2"/>
      <text:p text:style-name="P6">No he pensado en ello.</text:p>
      <text:p text:style-name="P2"/>
      <text:p text:style-name="P2"/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9-29T13:03:48.753000000</meta:creation-date>
    <dc:date>2020-09-29T19:36:25.699000000</dc:date>
    <meta:editing-duration>PT8M23S</meta:editing-duration>
    <meta:editing-cycles>2</meta:editing-cycles>
    <meta:generator>LibreOffice/6.4.4.2$Windows_X86_64 LibreOffice_project/3d775be2011f3886db32dfd395a6a6d1ca2630ff</meta:generator>
    <meta:document-statistic meta:table-count="0" meta:image-count="0" meta:object-count="0" meta:page-count="1" meta:paragraph-count="11" meta:word-count="58" meta:character-count="401" meta:non-whitespace-character-count="349"/>
  </office:meta>
</office:document-meta>
</file>